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popo" office:value-type="string" table:number-columns-spanned="3" table:number-rows-spanned="1" table:style-name="ce19">
            <text:p>popo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popi" office:value-type="string" table:number-columns-spanned="3" table:number-rows-spanned="1" table:style-name="ce19">
            <text:p>popi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popo" office:value-type="string" table:number-columns-spanned="3" table:number-rows-spanned="1" table:style-name="ce19">
            <text:p>popo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popi" office:value-type="string" table:number-columns-spanned="3" table:number-rows-spanned="1" table:style-name="ce19">
            <text:p>popi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office:string-value="" office:value-type="string" table:style-name="ce39">
            <text:p/>
          </table:table-cell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office:string-value="C" office:value-type="string" table:content-validation-name="val2" table:style-name="ce61">
            <text:p>C</text:p>
          </table:table-cell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office:string-value="B" office:value-type="string" table:content-validation-name="val5" table:style-name="ce64">
            <text:p>B</text:p>
          </table:table-cell>
          <table:table-cell office:string-value="B" office:value-type="string" table:content-validation-name="val5" table:style-name="ce61">
            <text:p>B</text:p>
          </table:table-cell>
          <table:table-cell table:style-name="ce62"/>
          <table:table-cell office:value="2.0" office:value-type="float" table:style-name="ce100">
            <text:p>2.0</text:p>
          </table:table-cell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